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b149"/>
    </style:style>
    <style:style style:name="P2" style:family="paragraph" style:parent-style-name="Standard">
      <style:text-properties officeooo:rsid="00db19bd" officeooo:paragraph-rsid="0044dc2d"/>
    </style:style>
    <style:style style:name="P3" style:family="paragraph" style:parent-style-name="Standard">
      <style:text-properties officeooo:rsid="0103921a" officeooo:paragraph-rsid="01098a50"/>
    </style:style>
    <style:style style:name="P4" style:family="paragraph" style:parent-style-name="Standard">
      <style:text-properties officeooo:rsid="0103921a" officeooo:paragraph-rsid="01153bd3"/>
    </style:style>
    <style:style style:name="P5" style:family="paragraph" style:parent-style-name="Standard">
      <style:text-properties officeooo:rsid="0103921a" officeooo:paragraph-rsid="011949c6"/>
    </style:style>
    <style:style style:name="P6" style:family="paragraph" style:parent-style-name="Standard">
      <style:text-properties officeooo:rsid="0103921a" officeooo:paragraph-rsid="011e8b7c"/>
    </style:style>
    <style:style style:name="P7" style:family="paragraph" style:parent-style-name="Standard">
      <style:text-properties officeooo:rsid="0103921a" officeooo:paragraph-rsid="01231f10"/>
    </style:style>
    <style:style style:name="T1" style:family="text">
      <style:text-properties officeooo:rsid="0017b149"/>
    </style:style>
    <style:style style:name="T2" style:family="text">
      <style:text-properties officeooo:rsid="0042bc40"/>
    </style:style>
    <style:style style:name="T3" style:family="text">
      <style:text-properties officeooo:rsid="00435e85"/>
    </style:style>
    <style:style style:name="T4" style:family="text">
      <style:text-properties officeooo:rsid="00b30fe7"/>
    </style:style>
    <style:style style:name="T5" style:family="text">
      <style:text-properties officeooo:rsid="01031861"/>
    </style:style>
    <style:style style:name="T6" style:family="text">
      <style:text-properties officeooo:rsid="010902cf"/>
    </style:style>
    <style:style style:name="T7" style:family="text">
      <style:text-properties officeooo:rsid="0109070e"/>
    </style:style>
    <style:style style:name="T8" style:family="text">
      <style:text-properties officeooo:rsid="01098a50"/>
    </style:style>
    <style:style style:name="T9" style:family="text">
      <style:text-properties officeooo:rsid="010b4aee"/>
    </style:style>
    <style:style style:name="T10" style:family="text">
      <style:text-properties officeooo:rsid="01101b42"/>
    </style:style>
    <style:style style:name="T11" style:family="text">
      <style:text-properties officeooo:rsid="0112c8a2"/>
    </style:style>
    <style:style style:name="T12" style:family="text">
      <style:text-properties officeooo:rsid="01153bd3"/>
    </style:style>
    <style:style style:name="T13" style:family="text">
      <style:text-properties officeooo:rsid="01163b5b"/>
    </style:style>
    <style:style style:name="T14" style:family="text">
      <style:text-properties officeooo:rsid="011949c6"/>
    </style:style>
    <style:style style:name="T15" style:family="text">
      <style:text-properties officeooo:rsid="011ac4c7"/>
    </style:style>
    <style:style style:name="T16" style:family="text">
      <style:text-properties officeooo:rsid="011c4925"/>
    </style:style>
    <style:style style:name="T17" style:family="text">
      <style:text-properties officeooo:rsid="011d242d"/>
    </style:style>
    <style:style style:name="T18" style:family="text">
      <style:text-properties officeooo:rsid="011e1b65"/>
    </style:style>
    <style:style style:name="T19" style:family="text">
      <style:text-properties officeooo:rsid="011e8b7c"/>
    </style:style>
    <style:style style:name="T20" style:family="text">
      <style:text-properties officeooo:rsid="01204447"/>
    </style:style>
    <style:style style:name="T21" style:family="text">
      <style:text-properties officeooo:rsid="01231f10"/>
    </style:style>
    <style:style style:name="T22" style:family="text">
      <style:text-properties officeooo:rsid="012324a2"/>
    </style:style>
    <style:style style:name="T23" style:family="text">
      <style:text-properties officeooo:rsid="01249375"/>
    </style:style>
    <style:style style:name="T24" style:family="text">
      <style:text-properties officeooo:rsid="0125367b"/>
    </style:style>
    <style:style style:name="T25" style:family="text">
      <style:text-properties officeooo:rsid="0126cd43"/>
    </style:style>
    <style:style style:name="T26" style:family="text">
      <style:text-properties officeooo:rsid="0128c909"/>
    </style:style>
    <style:style style:name="T27" style:family="text">
      <style:text-properties officeooo:rsid="0129b771"/>
    </style:style>
    <style:style style:name="T28" style:family="text">
      <style:text-properties officeooo:rsid="012a7677"/>
    </style:style>
    <style:style style:name="T29" style:family="text">
      <style:text-properties officeooo:rsid="012bb83b"/>
    </style:style>
    <style:style style:name="T30" style:family="text">
      <style:text-properties officeooo:rsid="012c5e97"/>
    </style:style>
    <style:style style:name="T31" style:family="text">
      <style:text-properties officeooo:rsid="012d98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24</text:span><text:span text:style-name="T1">.</text:span><text:span text:style-name="T4">4</text:span><text:span text:style-name="T1">.2013, 12:</text:span><text:span text:style-name="T3">30</text:span><text:span text:style-name="T1"> – </text:span><text:span text:style-name="T2"><text:s/></text:span><text:span text:style-name="T5">13:</text:span><text:span text:style-name="T31">15</text:span><text:span text:style-name="T5"> </text:span><text:span text:style-name="T1">@Tb2</text:span><text:span text:style-name="T7">07</text:span></text:p>
      <text:p text:style-name="P2"/>
      <text:p text:style-name="P3"><text:span text:style-name="T8">Joni-Matti tried </text:span><text:span text:style-name="T9">the tool on </text:span><text:span text:style-name="T11">L</text:span><text:span text:style-name="T9">inux. </text:span><text:span text:style-name="T10">Some compilation errors but they were fixed and the tool works </text:span><text:span text:style-name="T11">just fine.</text:span></text:p>
      <text:p text:style-name="P3"><text:span text:style-name="T10"/></text:p>
      <text:p text:style-name="P4"><text:span text:style-name="T12">Planning final presentation, </text:span><text:span text:style-name="T13">slides are about ready but a few more are needed. </text:span><text:span text:style-name="T16">Final presentation on 3.5.</text:span></text:p>
      <text:p text:style-name="P4"><text:span text:style-name="T13"/></text:p>
      <text:p text:style-name="P5"><text:span text:style-name="T14">Final report tasks </text:span><text:span text:style-name="T15">divided, marked in the document. </text:span><text:span text:style-name="T18">W</text:span><text:span text:style-name="T17">ork should </text:span><text:span text:style-name="T18">focus</text:span><text:span text:style-name="T17"> on that.</text:span></text:p>
      <text:p text:style-name="P5"><text:span text:style-name="T17"/></text:p>
      <text:p text:style-name="P6"><text:span text:style-name="T19">Performance tests should be added to the test </text:span><text:span text:style-name="T20">plan. </text:span><text:span text:style-name="T27">Also test cases </text:span><text:span text:style-name="T28">for stabilit</text:span><text:span text:style-name="T29">y, </text:span><text:span text:style-name="T30">such as closing Kactus2 during dependency analysis</text:span><text:span text:style-name="T29">.</text:span></text:p>
      <text:p text:style-name="P6"><text:span text:style-name="T20"/></text:p>
      <text:p text:style-name="P7"><text:span text:style-name="T21">Could diff view be changed so that </text:span><text:span text:style-name="T22">it </text:span><text:span text:style-name="T23">only shows </text:span><text:span text:style-name="T24">changed arrows? </text:span><text:span text:style-name="T26">Would make the view even more efficient.</text:span><text:span text:style-name="T24"> </text:span><text:span text:style-name="T25">Joni-Matti will ask Timo for th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2:47:58.92</meta:creation-date>
    <dc:date>2013-04-24T13:12:42.15</dc:date>
    <meta:editing-duration>PT4H56M26S</meta:editing-duration>
    <meta:editing-cycles>277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6" meta:word-count="99" meta:character-count="598" meta:non-whitespace-character-count="598"/>
  </office:meta>
</office:document-meta>
</file>